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04c2a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a574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4e782"/>
    </style:style>
    <style:style style:name="T9" style:family="text">
      <style:text-properties officeooo:rsid="000dd021"/>
    </style:style>
    <style:style style:name="T10" style:family="text">
      <style:text-properties officeooo:rsid="0018feaf"/>
    </style:style>
    <style:style style:name="T11" style:family="text">
      <style:text-properties officeooo:rsid="001a574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7">Visualizza</text:span><text:span text:style-name="T8">zione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18077" text:style-name="Numerazione_20_UC">
              <text:list-item>
                <text:p text:style-name="P11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2. Il sistema mostra la </text:span><text:span text:style-name="T4">lista completa dei questionari inserita dall'uten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37386" text:style-name="L1">
              <text:list-item>
                <text:p text:style-name="P9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9">e</text:span>dere piu' di <text:span text:style-name="T10">7</text:span> secondi</text:p>
          </table:table-cell>
        </table:table-row>
      </table:table>
      <text:p text:style-name="P8"/>
      <text:p text:style-name="P10"><text:span text:style-name="T11">UC_H_23_visualizzazione_questionari: </text:span><text:span text:style-name="T7">Visualizza</text:span><text:span text:style-name="T8">zione</text:span><text:span text:style-name="T7"> </text:span>question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1</meta:editing-cycles>
    <meta:generator>LibreOffice/3.6$Windows_x86 LibreOffice_project/da8c1e6-fd468f4-454e206-f42a4a9-143cfd</meta:generator>
    <dc:date>2012-10-22T23:53:15.43</dc:date>
    <meta:document-statistic meta:table-count="1" meta:image-count="0" meta:object-count="0" meta:page-count="1" meta:paragraph-count="18" meta:word-count="87" meta:character-count="639" meta:non-whitespace-character-count="566"/>
  </office:meta>
</office:document-meta>
</file>